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925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lpha in Grad</text:p>
          </table:table-cell>
          <table:table-cell office:value-type="string">
            <text:p>U in mV</text:p>
          </table:table-cell>
          <table:table-cell office:value-type="string">
            <text:p>U_rot in mV</text:p>
          </table:table-cell>
          <table:table-cell office:value-type="string">
            <text:p>U_gruen in mV</text:p>
          </table:table-cell>
          <table:table-cell table:style-name="ce1" office:value-type="string">
            <text:p>Salpha in Grad</text:p>
          </table:table-cell>
          <table:table-cell office:value-type="string">
            <text:p>SU in mV</text:p>
          </table:table-cell>
          <table:table-cell office:value-type="string">
            <text:p>SU_rot in mV</text:p>
          </table:table-cell>
          <table:table-cell office:value-type="string">
            <text:p>SU_gruen in mV</text:p>
          </table:table-cell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0.005*[.B2]+0.1" office:value-type="float" office:value="0.101">
            <text:p>0,101</text:p>
          </table:table-cell>
          <table:table-cell table:formula="of:=0.005*[.C2]+0.1" office:value-type="float" office:value="0.1">
            <text:p>0,1</text:p>
          </table:table-cell>
          <table:table-cell table:formula="of:=0.005*[.D2]+0.1" office:value-type="float" office:value="0.1">
            <text:p>0,1</text:p>
          </table:table-cell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5.7">
            <text:p>5,7</text:p>
          </table:table-cell>
          <table:table-cell office:value-type="float" office:value="5.2">
            <text:p>5,2</text:p>
          </table:table-cell>
          <table:table-cell office:value-type="float" office:value="2.6">
            <text:p>2,6</text:p>
          </table:table-cell>
          <table:table-cell office:value-type="float" office:value="0.5">
            <text:p>0,5</text:p>
          </table:table-cell>
          <table:table-cell table:formula="of:=0.005*[.B3]+0.1" office:value-type="float" office:value="0.1285">
            <text:p>0,1285</text:p>
          </table:table-cell>
          <table:table-cell table:formula="of:=0.005*[.C3]+0.1" office:value-type="float" office:value="0.126">
            <text:p>0,126</text:p>
          </table:table-cell>
          <table:table-cell table:formula="of:=0.005*[.D3]+0.1" office:value-type="float" office:value="0.113">
            <text:p>0,113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22.4">
            <text:p>22,4</text:p>
          </table:table-cell>
          <table:table-cell office:value-type="float" office:value="18.2">
            <text:p>18,2</text:p>
          </table:table-cell>
          <table:table-cell office:value-type="float" office:value="11.5">
            <text:p>11,5</text:p>
          </table:table-cell>
          <table:table-cell office:value-type="float" office:value="0.5">
            <text:p>0,5</text:p>
          </table:table-cell>
          <table:table-cell table:formula="of:=0.005*[.B4]+0.1" office:value-type="float" office:value="0.212">
            <text:p>0,212</text:p>
          </table:table-cell>
          <table:table-cell table:formula="of:=0.005*[.C4]+0.1" office:value-type="float" office:value="0.191">
            <text:p>0,191</text:p>
          </table:table-cell>
          <table:table-cell table:formula="of:=0.005*[.D4]+0.1" office:value-type="float" office:value="0.1575">
            <text:p>0,1575</text:p>
          </table:table-cell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48.4">
            <text:p>48,4</text:p>
          </table:table-cell>
          <table:table-cell office:value-type="float" office:value="39.4">
            <text:p>39,4</text:p>
          </table:table-cell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table:formula="of:=0.005*[.B5]+0.1" office:value-type="float" office:value="0.342">
            <text:p>0,342</text:p>
          </table:table-cell>
          <table:table-cell table:formula="of:=0.005*[.C5]+0.1" office:value-type="float" office:value="0.297">
            <text:p>0,297</text:p>
          </table:table-cell>
          <table:table-cell table:formula="of:=0.005*[.D5]+0.1" office:value-type="float" office:value="0.22">
            <text:p>0,22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80.2">
            <text:p>80,2</text:p>
          </table:table-cell>
          <table:table-cell office:value-type="float" office:value="65.4">
            <text:p>65,4</text:p>
          </table:table-cell>
          <table:table-cell office:value-type="float" office:value="39.1">
            <text:p>39,1</text:p>
          </table:table-cell>
          <table:table-cell office:value-type="float" office:value="0.5">
            <text:p>0,5</text:p>
          </table:table-cell>
          <table:table-cell table:formula="of:=0.005*[.B6]+0.1" office:value-type="float" office:value="0.501">
            <text:p>0,501</text:p>
          </table:table-cell>
          <table:table-cell table:formula="of:=0.005*[.C6]+0.1" office:value-type="float" office:value="0.427">
            <text:p>0,427</text:p>
          </table:table-cell>
          <table:table-cell table:formula="of:=0.005*[.D6]+0.1" office:value-type="float" office:value="0.2955">
            <text:p>0,2955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113.5">
            <text:p>113,5</text:p>
          </table:table-cell>
          <table:table-cell office:value-type="float" office:value="93">
            <text:p>93</text:p>
          </table:table-cell>
          <table:table-cell office:value-type="float" office:value="55.9">
            <text:p>55,9</text:p>
          </table:table-cell>
          <table:table-cell office:value-type="float" office:value="0.5">
            <text:p>0,5</text:p>
          </table:table-cell>
          <table:table-cell table:formula="of:=0.005*[.B7]+0.1" office:value-type="float" office:value="0.6675">
            <text:p>0,6675</text:p>
          </table:table-cell>
          <table:table-cell table:formula="of:=0.005*[.C7]+0.1" office:value-type="float" office:value="0.565">
            <text:p>0,565</text:p>
          </table:table-cell>
          <table:table-cell table:formula="of:=0.005*[.D7]+0.1" office:value-type="float" office:value="0.3795">
            <text:p>0,3795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46.1">
            <text:p>146,1</text:p>
          </table:table-cell>
          <table:table-cell office:value-type="float" office:value="118.5">
            <text:p>118,5</text:p>
          </table:table-cell>
          <table:table-cell office:value-type="float" office:value="72.4">
            <text:p>72,4</text:p>
          </table:table-cell>
          <table:table-cell office:value-type="float" office:value="0.5">
            <text:p>0,5</text:p>
          </table:table-cell>
          <table:table-cell table:formula="of:=0.005*[.B8]+0.1" office:value-type="float" office:value="0.8305">
            <text:p>0,8305</text:p>
          </table:table-cell>
          <table:table-cell table:formula="of:=0.005*[.C8]+0.1" office:value-type="float" office:value="0.6925">
            <text:p>0,6925</text:p>
          </table:table-cell>
          <table:table-cell table:formula="of:=0.005*[.D8]+0.1" office:value-type="float" office:value="0.462">
            <text:p>0,462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172.4">
            <text:p>172,4</text:p>
          </table:table-cell>
          <table:table-cell office:value-type="float" office:value="139.4">
            <text:p>139,4</text:p>
          </table:table-cell>
          <table:table-cell office:value-type="float" office:value="85.4">
            <text:p>85,4</text:p>
          </table:table-cell>
          <table:table-cell office:value-type="float" office:value="0.5">
            <text:p>0,5</text:p>
          </table:table-cell>
          <table:table-cell table:formula="of:=0.005*[.B9]+0.1" office:value-type="float" office:value="0.962">
            <text:p>0,962</text:p>
          </table:table-cell>
          <table:table-cell table:formula="of:=0.005*[.C9]+0.1" office:value-type="float" office:value="0.797">
            <text:p>0,797</text:p>
          </table:table-cell>
          <table:table-cell table:formula="of:=0.005*[.D9]+0.1" office:value-type="float" office:value="0.527">
            <text:p>0,527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181">
            <text:p>181</text:p>
          </table:table-cell>
          <table:table-cell office:value-type="float" office:value="147.2">
            <text:p>147,2</text:p>
          </table:table-cell>
          <table:table-cell office:value-type="float" office:value="90.2">
            <text:p>90,2</text:p>
          </table:table-cell>
          <table:table-cell office:value-type="float" office:value="0.5">
            <text:p>0,5</text:p>
          </table:table-cell>
          <table:table-cell table:formula="of:=0.005*[.B10]+0.1" office:value-type="float" office:value="1.005">
            <text:p>1,005</text:p>
          </table:table-cell>
          <table:table-cell table:formula="of:=0.005*[.C10]+0.1" office:value-type="float" office:value="0.836">
            <text:p>0,836</text:p>
          </table:table-cell>
          <table:table-cell table:formula="of:=0.005*[.D10]+0.1" office:value-type="float" office:value="0.551">
            <text:p>0,551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87.9">
            <text:p>187,9</text:p>
          </table:table-cell>
          <table:table-cell office:value-type="float" office:value="153">
            <text:p>153</text:p>
          </table:table-cell>
          <table:table-cell office:value-type="float" office:value="93.7">
            <text:p>93,7</text:p>
          </table:table-cell>
          <table:table-cell office:value-type="float" office:value="0.5">
            <text:p>0,5</text:p>
          </table:table-cell>
          <table:table-cell table:formula="of:=0.005*[.B11]+0.1" office:value-type="float" office:value="1.0395">
            <text:p>1,0395</text:p>
          </table:table-cell>
          <table:table-cell table:formula="of:=0.005*[.C11]+0.1" office:value-type="float" office:value="0.865">
            <text:p>0,865</text:p>
          </table:table-cell>
          <table:table-cell table:formula="of:=0.005*[.D11]+0.1" office:value-type="float" office:value="0.5685">
            <text:p>0,5685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91.7">
            <text:p>191,7</text:p>
          </table:table-cell>
          <table:table-cell office:value-type="float" office:value="156.7">
            <text:p>156,7</text:p>
          </table:table-cell>
          <table:table-cell office:value-type="float" office:value="96.2">
            <text:p>96,2</text:p>
          </table:table-cell>
          <table:table-cell office:value-type="float" office:value="0.5">
            <text:p>0,5</text:p>
          </table:table-cell>
          <table:table-cell table:formula="of:=0.005*[.B12]+0.1" office:value-type="float" office:value="1.0585">
            <text:p>1,0585</text:p>
          </table:table-cell>
          <table:table-cell table:formula="of:=0.005*[.C12]+0.1" office:value-type="float" office:value="0.8835">
            <text:p>0,8835</text:p>
          </table:table-cell>
          <table:table-cell table:formula="of:=0.005*[.D12]+0.1" office:value-type="float" office:value="0.581">
            <text:p>0,58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3.1">
            <text:p>193,1</text:p>
          </table:table-cell>
          <table:table-cell office:value-type="float" office:value="157.8">
            <text:p>157,8</text:p>
          </table:table-cell>
          <table:table-cell office:value-type="float" office:value="97">
            <text:p>97</text:p>
          </table:table-cell>
          <table:table-cell office:value-type="float" office:value="0.5">
            <text:p>0,5</text:p>
          </table:table-cell>
          <table:table-cell table:formula="of:=0.005*[.B13]+0.1" office:value-type="float" office:value="1.0655">
            <text:p>1,0655</text:p>
          </table:table-cell>
          <table:table-cell table:formula="of:=0.005*[.C13]+0.1" office:value-type="float" office:value="0.889">
            <text:p>0,889</text:p>
          </table:table-cell>
          <table:table-cell table:formula="of:=0.005*[.D13]+0.1" office:value-type="float" office:value="0.585">
            <text:p>0,5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2.1">
            <text:p>192,1</text:p>
          </table:table-cell>
          <table:table-cell office:value-type="float" office:value="156.7">
            <text:p>156,7</text:p>
          </table:table-cell>
          <table:table-cell office:value-type="float" office:value="96.2">
            <text:p>96,2</text:p>
          </table:table-cell>
          <table:table-cell office:value-type="float" office:value="0.5">
            <text:p>0,5</text:p>
          </table:table-cell>
          <table:table-cell table:formula="of:=0.005*[.B14]+0.1" office:value-type="float" office:value="1.0605">
            <text:p>1,0605</text:p>
          </table:table-cell>
          <table:table-cell table:formula="of:=0.005*[.C14]+0.1" office:value-type="float" office:value="0.8835">
            <text:p>0,8835</text:p>
          </table:table-cell>
          <table:table-cell table:formula="of:=0.005*[.D14]+0.1" office:value-type="float" office:value="0.581">
            <text:p>0,5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8.2">
            <text:p>188,2</text:p>
          </table:table-cell>
          <table:table-cell office:value-type="float" office:value="153.1">
            <text:p>153,1</text:p>
          </table:table-cell>
          <table:table-cell office:value-type="float" office:value="94.1">
            <text:p>94,1</text:p>
          </table:table-cell>
          <table:table-cell office:value-type="float" office:value="0.5">
            <text:p>0,5</text:p>
          </table:table-cell>
          <table:table-cell table:formula="of:=0.005*[.B15]+0.1" office:value-type="float" office:value="1.041">
            <text:p>1,041</text:p>
          </table:table-cell>
          <table:table-cell table:formula="of:=0.005*[.C15]+0.1" office:value-type="float" office:value="0.8655">
            <text:p>0,8655</text:p>
          </table:table-cell>
          <table:table-cell table:formula="of:=0.005*[.D15]+0.1" office:value-type="float" office:value="0.5705">
            <text:p>0,57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2.2">
            <text:p>182,2</text:p>
          </table:table-cell>
          <table:table-cell office:value-type="float" office:value="147.3">
            <text:p>147,3</text:p>
          </table:table-cell>
          <table:table-cell office:value-type="float" office:value="90.4">
            <text:p>90,4</text:p>
          </table:table-cell>
          <table:table-cell office:value-type="float" office:value="0.5">
            <text:p>0,5</text:p>
          </table:table-cell>
          <table:table-cell table:formula="of:=0.005*[.B16]+0.1" office:value-type="float" office:value="1.011">
            <text:p>1,011</text:p>
          </table:table-cell>
          <table:table-cell table:formula="of:=0.005*[.C16]+0.1" office:value-type="float" office:value="0.8365">
            <text:p>0,8365</text:p>
          </table:table-cell>
          <table:table-cell table:formula="of:=0.005*[.D16]+0.1" office:value-type="float" office:value="0.552">
            <text:p>0,5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2.8">
            <text:p>172,8</text:p>
          </table:table-cell>
          <table:table-cell office:value-type="float" office:value="139.9">
            <text:p>139,9</text:p>
          </table:table-cell>
          <table:table-cell office:value-type="float" office:value="85.7">
            <text:p>85,7</text:p>
          </table:table-cell>
          <table:table-cell office:value-type="float" office:value="0.5">
            <text:p>0,5</text:p>
          </table:table-cell>
          <table:table-cell table:formula="of:=0.005*[.B17]+0.1" office:value-type="float" office:value="0.964">
            <text:p>0,964</text:p>
          </table:table-cell>
          <table:table-cell table:formula="of:=0.005*[.C17]+0.1" office:value-type="float" office:value="0.7995">
            <text:p>0,7995</text:p>
          </table:table-cell>
          <table:table-cell table:formula="of:=0.005*[.D17]+0.1" office:value-type="float" office:value="0.5285">
            <text:p>0,528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7.4">
            <text:p>147,4</text:p>
          </table:table-cell>
          <table:table-cell office:value-type="float" office:value="118.9">
            <text:p>118,9</text:p>
          </table:table-cell>
          <table:table-cell office:value-type="float" office:value="72.8">
            <text:p>72,8</text:p>
          </table:table-cell>
          <table:table-cell office:value-type="float" office:value="0.5">
            <text:p>0,5</text:p>
          </table:table-cell>
          <table:table-cell table:formula="of:=0.005*[.B18]+0.1" office:value-type="float" office:value="0.837">
            <text:p>0,837</text:p>
          </table:table-cell>
          <table:table-cell table:formula="of:=0.005*[.C18]+0.1" office:value-type="float" office:value="0.6945">
            <text:p>0,6945</text:p>
          </table:table-cell>
          <table:table-cell table:formula="of:=0.005*[.D18]+0.1" office:value-type="float" office:value="0.464">
            <text:p>0,46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7.4">
            <text:p>117,4</text:p>
          </table:table-cell>
          <table:table-cell office:value-type="float" office:value="92.8">
            <text:p>92,8</text:p>
          </table:table-cell>
          <table:table-cell office:value-type="float" office:value="56.5">
            <text:p>56,5</text:p>
          </table:table-cell>
          <table:table-cell office:value-type="float" office:value="0.5">
            <text:p>0,5</text:p>
          </table:table-cell>
          <table:table-cell table:formula="of:=0.005*[.B19]+0.1" office:value-type="float" office:value="0.687">
            <text:p>0,687</text:p>
          </table:table-cell>
          <table:table-cell table:formula="of:=0.005*[.C19]+0.1" office:value-type="float" office:value="0.564">
            <text:p>0,564</text:p>
          </table:table-cell>
          <table:table-cell table:formula="of:=0.005*[.D19]+0.1" office:value-type="float" office:value="0.3825">
            <text:p>0,38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2.7">
            <text:p>82,7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table:formula="of:=0.005*[.B20]+0.1" office:value-type="float" office:value="0.5135">
            <text:p>0,5135</text:p>
          </table:table-cell>
          <table:table-cell table:formula="of:=0.005*[.C20]+0.1" office:value-type="float" office:value="0.425">
            <text:p>0,425</text:p>
          </table:table-cell>
          <table:table-cell table:formula="of:=0.005*[.D20]+0.1" office:value-type="float" office:value="0.3">
            <text:p>0,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float" office:value="39.2">
            <text:p>39,2</text:p>
          </table:table-cell>
          <table:table-cell office:value-type="float" office:value="24.4">
            <text:p>24,4</text:p>
          </table:table-cell>
          <table:table-cell office:value-type="float" office:value="0.5">
            <text:p>0,5</text:p>
          </table:table-cell>
          <table:table-cell table:formula="of:=0.005*[.B21]+0.1" office:value-type="float" office:value="0.345">
            <text:p>0,345</text:p>
          </table:table-cell>
          <table:table-cell table:formula="of:=0.005*[.C21]+0.1" office:value-type="float" office:value="0.296">
            <text:p>0,296</text:p>
          </table:table-cell>
          <table:table-cell table:formula="of:=0.005*[.D21]+0.1" office:value-type="float" office:value="0.222">
            <text:p>0,22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.2">
            <text:p>24,2</text:p>
          </table:table-cell>
          <table:table-cell office:value-type="float" office:value="18">
            <text:p>18</text:p>
          </table:table-cell>
          <table:table-cell office:value-type="float" office:value="11.4">
            <text:p>11,4</text:p>
          </table:table-cell>
          <table:table-cell office:value-type="float" office:value="0.5">
            <text:p>0,5</text:p>
          </table:table-cell>
          <table:table-cell table:formula="of:=0.005*[.B22]+0.1" office:value-type="float" office:value="0.221">
            <text:p>0,221</text:p>
          </table:table-cell>
          <table:table-cell table:formula="of:=0.005*[.C22]+0.1" office:value-type="float" office:value="0.19">
            <text:p>0,19</text:p>
          </table:table-cell>
          <table:table-cell table:formula="of:=0.005*[.D22]+0.1" office:value-type="float" office:value="0.157">
            <text:p>0,15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.2">
            <text:p>7,2</text:p>
          </table:table-cell>
          <table:table-cell office:value-type="float" office:value="4.9">
            <text:p>4,9</text:p>
          </table:table-cell>
          <table:table-cell office:value-type="float" office:value="2.9">
            <text:p>2,9</text:p>
          </table:table-cell>
          <table:table-cell office:value-type="float" office:value="0.5">
            <text:p>0,5</text:p>
          </table:table-cell>
          <table:table-cell table:formula="of:=0.005*[.B23]+0.1" office:value-type="float" office:value="0.136">
            <text:p>0,136</text:p>
          </table:table-cell>
          <table:table-cell table:formula="of:=0.005*[.C23]+0.1" office:value-type="float" office:value="0.1245">
            <text:p>0,1245</text:p>
          </table:table-cell>
          <table:table-cell table:formula="of:=0.005*[.D23]+0.1" office:value-type="float" office:value="0.1145">
            <text:p>0,114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0.005*[.B24]+0.1" office:value-type="float" office:value="0.101">
            <text:p>0,101</text:p>
          </table:table-cell>
          <table:table-cell table:formula="of:=0.005*[.C24]+0.1" office:value-type="float" office:value="0.1">
            <text:p>0,1</text:p>
          </table:table-cell>
          <table:table-cell table:formula="of:=0.005*[.D24]+0.1" office:value-type="float" office:value="0.1">
            <text:p>0,1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5:04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ker Karle</meta:initial-creator>
    <meta:creation-date>2013-03-08T14:08:31</meta:creation-date>
    <dc:date>2013-03-08T14:39:38</dc:date>
    <dc:creator>Volker Karle</dc:creator>
    <meta:editing-duration>PT00H00M45S</meta:editing-duration>
    <meta:editing-cycles>1</meta:editing-cycles>
    <meta:generator>OpenOffice.org/3.2$Unix OpenOffice.org_project/320m12$Build-9483</meta:generator>
    <meta:document-statistic meta:table-count="3" meta:cell-count="192" meta:object-count="0"/>
  </office:meta>
</office:document-meta>
</file>